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Lesssive</text:p>
              <text:p text:style-name="P3">Musee hopital</text:p>
              <text:p text:style-name="P3">Musee fossiles</text:p>
              <text:p text:style-name="P3">chargeur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911" calcext:value-type="float">
            <text:p>3911</text:p>
          </table:table-cell>
          <table:table-cell/>
          <table:table-cell table:formula="of:=[.H74]+[.G75]" office:value-type="float" office:value="26754" calcext:value-type="float">
            <text:p>26754</text:p>
          </table:table-cell>
          <table:table-cell/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/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/>
          <table:table-cell/>
          <table:table-cell table:style-name="ce13" table:formula="of:=[.F75]+[.E76]" office:value-type="float" office:value="3911" calcext:value-type="float">
            <text:p>3911</text:p>
          </table:table-cell>
          <table:table-cell/>
          <table:table-cell table:formula="of:=[.H75]+[.G76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6076.66" calcext:value-type="currency">
            <text:p>$6 076,66</text:p>
          </table:table-cell>
          <table:table-cell table:style-name="ce41" table:formula="of:=[.A76]*budgetjour-[.O76]" office:value-type="currency" office:currency="USD" office:value="1123.34" calcext:value-type="currency">
            <text:p>$1 123,34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911" calcext:value-type="float">
            <text:p>3911</text:p>
          </table:table-cell>
          <table:table-cell/>
          <table:table-cell table:formula="of:=[.H76]+[.G77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6076.66" calcext:value-type="currency">
            <text:p>$6 076,66</text:p>
          </table:table-cell>
          <table:table-cell table:style-name="ce41" table:formula="of:=[.A77]*budgetjour-[.O77]" office:value-type="currency" office:currency="USD" office:value="1219.34" calcext:value-type="currency">
            <text:p>$1 219,3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7]+[.E78]" office:value-type="float" office:value="3911" calcext:value-type="float">
            <text:p>3911</text:p>
          </table:table-cell>
          <table:table-cell/>
          <table:table-cell table:formula="of:=[.H77]+[.G78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076.66" calcext:value-type="currency">
            <text:p>$6 076,66</text:p>
          </table:table-cell>
          <table:table-cell table:style-name="ce41" table:formula="of:=[.A78]*budgetjour-[.O78]" office:value-type="currency" office:currency="USD" office:value="1315.34" calcext:value-type="currency">
            <text:p>$1 315,3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911" calcext:value-type="float">
            <text:p>3911</text:p>
          </table:table-cell>
          <table:table-cell/>
          <table:table-cell table:formula="of:=[.H78]+[.G79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076.66" calcext:value-type="currency">
            <text:p>$6 076,66</text:p>
          </table:table-cell>
          <table:table-cell table:style-name="ce41" table:formula="of:=[.A79]*budgetjour-[.O79]" office:value-type="currency" office:currency="USD" office:value="1411.34" calcext:value-type="currency">
            <text:p>$1 411,3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911" calcext:value-type="float">
            <text:p>3911</text:p>
          </table:table-cell>
          <table:table-cell/>
          <table:table-cell table:formula="of:=[.H79]+[.G80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6076.66" calcext:value-type="currency">
            <text:p>$6 076,66</text:p>
          </table:table-cell>
          <table:table-cell table:style-name="ce41" table:formula="of:=[.A80]*budgetjour-[.O80]" office:value-type="currency" office:currency="USD" office:value="1507.34" calcext:value-type="currency">
            <text:p>$1 507,3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80]+[.E81]" office:value-type="float" office:value="3911" calcext:value-type="float">
            <text:p>3911</text:p>
          </table:table-cell>
          <table:table-cell/>
          <table:table-cell table:formula="of:=[.H80]+[.G81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6076.66" calcext:value-type="currency">
            <text:p>$6 076,66</text:p>
          </table:table-cell>
          <table:table-cell table:style-name="ce41" table:formula="of:=[.A81]*budgetjour-[.O81]" office:value-type="currency" office:currency="USD" office:value="1603.34" calcext:value-type="currency">
            <text:p>$1 603,3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911" calcext:value-type="float">
            <text:p>3911</text:p>
          </table:table-cell>
          <table:table-cell/>
          <table:table-cell table:formula="of:=[.H81]+[.G82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6076.66" calcext:value-type="currency">
            <text:p>$6 076,66</text:p>
          </table:table-cell>
          <table:table-cell table:style-name="ce41" table:formula="of:=[.A82]*budgetjour-[.O82]" office:value-type="currency" office:currency="USD" office:value="1699.34" calcext:value-type="currency">
            <text:p>$1 699,3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911" calcext:value-type="float">
            <text:p>3911</text:p>
          </table:table-cell>
          <table:table-cell/>
          <table:table-cell table:formula="of:=[.H82]+[.G83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6076.66" calcext:value-type="currency">
            <text:p>$6 076,66</text:p>
          </table:table-cell>
          <table:table-cell table:style-name="ce41" table:formula="of:=[.A83]*budgetjour-[.O83]" office:value-type="currency" office:currency="USD" office:value="1795.34" calcext:value-type="currency">
            <text:p>$1 795,3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911" calcext:value-type="float">
            <text:p>3911</text:p>
          </table:table-cell>
          <table:table-cell/>
          <table:table-cell table:formula="of:=[.H83]+[.G84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6076.66" calcext:value-type="currency">
            <text:p>$6 076,66</text:p>
          </table:table-cell>
          <table:table-cell table:style-name="ce41" table:formula="of:=[.A84]*budgetjour-[.O84]" office:value-type="currency" office:currency="USD" office:value="1891.34" calcext:value-type="currency">
            <text:p>$1 891,3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911" calcext:value-type="float">
            <text:p>3911</text:p>
          </table:table-cell>
          <table:table-cell/>
          <table:table-cell table:formula="of:=[.H84]+[.G85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6076.66" calcext:value-type="currency">
            <text:p>$6 076,66</text:p>
          </table:table-cell>
          <table:table-cell table:style-name="ce41" table:formula="of:=[.A85]*budgetjour-[.O85]" office:value-type="currency" office:currency="USD" office:value="1987.34" calcext:value-type="currency">
            <text:p>$1 987,3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911" calcext:value-type="float">
            <text:p>3911</text:p>
          </table:table-cell>
          <table:table-cell/>
          <table:table-cell table:formula="of:=[.H85]+[.G86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076.66" calcext:value-type="currency">
            <text:p>$6 076,66</text:p>
          </table:table-cell>
          <table:table-cell table:style-name="ce41" table:formula="of:=[.A86]*budgetjour-[.O86]" office:value-type="currency" office:currency="USD" office:value="2083.34" calcext:value-type="currency">
            <text:p>$2 083,3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911" calcext:value-type="float">
            <text:p>3911</text:p>
          </table:table-cell>
          <table:table-cell/>
          <table:table-cell table:formula="of:=[.H86]+[.G87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076.66" calcext:value-type="currency">
            <text:p>$6 076,66</text:p>
          </table:table-cell>
          <table:table-cell table:style-name="ce41" table:formula="of:=[.A87]*budgetjour-[.O87]" office:value-type="currency" office:currency="USD" office:value="2179.34" calcext:value-type="currency">
            <text:p>$2 179,3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911" calcext:value-type="float">
            <text:p>3911</text:p>
          </table:table-cell>
          <table:table-cell/>
          <table:table-cell table:formula="of:=[.H87]+[.G88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076.66" calcext:value-type="currency">
            <text:p>$6 076,66</text:p>
          </table:table-cell>
          <table:table-cell table:style-name="ce41" table:formula="of:=[.A88]*budgetjour-[.O88]" office:value-type="currency" office:currency="USD" office:value="2275.34" calcext:value-type="currency">
            <text:p>$2 275,3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911" calcext:value-type="float">
            <text:p>3911</text:p>
          </table:table-cell>
          <table:table-cell/>
          <table:table-cell table:formula="of:=[.H88]+[.G89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076.66" calcext:value-type="currency">
            <text:p>$6 076,66</text:p>
          </table:table-cell>
          <table:table-cell table:style-name="ce41" table:formula="of:=[.A89]*budgetjour-[.O89]" office:value-type="currency" office:currency="USD" office:value="2371.34" calcext:value-type="currency">
            <text:p>$2 371,3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911" calcext:value-type="float">
            <text:p>3911</text:p>
          </table:table-cell>
          <table:table-cell/>
          <table:table-cell table:formula="of:=[.H89]+[.G90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076.66" calcext:value-type="currency">
            <text:p>$6 076,66</text:p>
          </table:table-cell>
          <table:table-cell table:style-name="ce41" table:formula="of:=[.A90]*budgetjour-[.O90]" office:value-type="currency" office:currency="USD" office:value="2467.34" calcext:value-type="currency">
            <text:p>$2 467,3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911" calcext:value-type="float">
            <text:p>3911</text:p>
          </table:table-cell>
          <table:table-cell/>
          <table:table-cell table:formula="of:=[.H90]+[.G91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076.66" calcext:value-type="currency">
            <text:p>$6 076,66</text:p>
          </table:table-cell>
          <table:table-cell table:style-name="ce41" table:formula="of:=[.A91]*budgetjour-[.O91]" office:value-type="currency" office:currency="USD" office:value="2563.34" calcext:value-type="currency">
            <text:p>$2 563,3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911" calcext:value-type="float">
            <text:p>3911</text:p>
          </table:table-cell>
          <table:table-cell/>
          <table:table-cell table:formula="of:=[.H91]+[.G92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076.66" calcext:value-type="currency">
            <text:p>$6 076,66</text:p>
          </table:table-cell>
          <table:table-cell table:style-name="ce41" table:formula="of:=[.A92]*budgetjour-[.O92]" office:value-type="currency" office:currency="USD" office:value="2659.34" calcext:value-type="currency">
            <text:p>$2 659,3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911" calcext:value-type="float">
            <text:p>3911</text:p>
          </table:table-cell>
          <table:table-cell/>
          <table:table-cell table:formula="of:=[.H92]+[.G93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076.66" calcext:value-type="currency">
            <text:p>$6 076,66</text:p>
          </table:table-cell>
          <table:table-cell table:style-name="ce41" table:formula="of:=[.A93]*budgetjour-[.O93]" office:value-type="currency" office:currency="USD" office:value="2755.34" calcext:value-type="currency">
            <text:p>$2 755,3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911" calcext:value-type="float">
            <text:p>3911</text:p>
          </table:table-cell>
          <table:table-cell/>
          <table:table-cell table:formula="of:=[.H93]+[.G94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076.66" calcext:value-type="currency">
            <text:p>$6 076,66</text:p>
          </table:table-cell>
          <table:table-cell table:style-name="ce41" table:formula="of:=[.A94]*budgetjour-[.O94]" office:value-type="currency" office:currency="USD" office:value="2851.34" calcext:value-type="currency">
            <text:p>$2 851,3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911" calcext:value-type="float">
            <text:p>3911</text:p>
          </table:table-cell>
          <table:table-cell/>
          <table:table-cell table:formula="of:=[.H94]+[.G95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076.66" calcext:value-type="currency">
            <text:p>$6 076,66</text:p>
          </table:table-cell>
          <table:table-cell table:style-name="ce41" table:formula="of:=[.A95]*budgetjour-[.O95]" office:value-type="currency" office:currency="USD" office:value="2947.34" calcext:value-type="currency">
            <text:p>$2 947,3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911" calcext:value-type="float">
            <text:p>3911</text:p>
          </table:table-cell>
          <table:table-cell/>
          <table:table-cell table:formula="of:=[.H95]+[.G96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076.66" calcext:value-type="currency">
            <text:p>$6 076,66</text:p>
          </table:table-cell>
          <table:table-cell table:style-name="ce41" table:formula="of:=[.A96]*budgetjour-[.O96]" office:value-type="currency" office:currency="USD" office:value="3043.34" calcext:value-type="currency">
            <text:p>$3 043,3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911" calcext:value-type="float">
            <text:p>3911</text:p>
          </table:table-cell>
          <table:table-cell/>
          <table:table-cell table:formula="of:=[.H96]+[.G97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076.66" calcext:value-type="currency">
            <text:p>$6 076,66</text:p>
          </table:table-cell>
          <table:table-cell table:style-name="ce41" table:formula="of:=[.A97]*budgetjour-[.O97]" office:value-type="currency" office:currency="USD" office:value="3139.34" calcext:value-type="currency">
            <text:p>$3 139,3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911" calcext:value-type="float">
            <text:p>3911</text:p>
          </table:table-cell>
          <table:table-cell/>
          <table:table-cell table:formula="of:=[.H97]+[.G98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076.66" calcext:value-type="currency">
            <text:p>$6 076,66</text:p>
          </table:table-cell>
          <table:table-cell table:style-name="ce41" table:formula="of:=[.A98]*budgetjour-[.O98]" office:value-type="currency" office:currency="USD" office:value="3235.34" calcext:value-type="currency">
            <text:p>$3 235,3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911" calcext:value-type="float">
            <text:p>3911</text:p>
          </table:table-cell>
          <table:table-cell/>
          <table:table-cell table:formula="of:=[.H98]+[.G99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076.66" calcext:value-type="currency">
            <text:p>$6 076,66</text:p>
          </table:table-cell>
          <table:table-cell table:style-name="ce41" table:formula="of:=[.A99]*budgetjour-[.O99]" office:value-type="currency" office:currency="USD" office:value="3331.34" calcext:value-type="currency">
            <text:p>$3 331,3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911" calcext:value-type="float">
            <text:p>3911</text:p>
          </table:table-cell>
          <table:table-cell/>
          <table:table-cell table:formula="of:=[.H99]+[.G100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076.66" calcext:value-type="currency">
            <text:p>$6 076,66</text:p>
          </table:table-cell>
          <table:table-cell table:style-name="ce41" table:formula="of:=[.A100]*budgetjour-[.O100]" office:value-type="currency" office:currency="USD" office:value="3427.34" calcext:value-type="currency">
            <text:p>$3 427,3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911" calcext:value-type="float">
            <text:p>3911</text:p>
          </table:table-cell>
          <table:table-cell/>
          <table:table-cell table:formula="of:=[.H100]+[.G101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076.66" calcext:value-type="currency">
            <text:p>$6 076,66</text:p>
          </table:table-cell>
          <table:table-cell table:style-name="ce41" table:formula="of:=[.A101]*budgetjour-[.O101]" office:value-type="currency" office:currency="USD" office:value="3523.34" calcext:value-type="currency">
            <text:p>$3 523,3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911" calcext:value-type="float">
            <text:p>3911</text:p>
          </table:table-cell>
          <table:table-cell/>
          <table:table-cell table:formula="of:=[.H101]+[.G102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076.66" calcext:value-type="currency">
            <text:p>$6 076,66</text:p>
          </table:table-cell>
          <table:table-cell table:style-name="ce41" table:formula="of:=[.A102]*budgetjour-[.O102]" office:value-type="currency" office:currency="USD" office:value="3619.34" calcext:value-type="currency">
            <text:p>$3 619,3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911" calcext:value-type="float">
            <text:p>3911</text:p>
          </table:table-cell>
          <table:table-cell/>
          <table:table-cell table:formula="of:=[.H102]+[.G103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076.66" calcext:value-type="currency">
            <text:p>$6 076,66</text:p>
          </table:table-cell>
          <table:table-cell table:style-name="ce41" table:formula="of:=[.A103]*budgetjour-[.O103]" office:value-type="currency" office:currency="USD" office:value="3715.34" calcext:value-type="currency">
            <text:p>$3 715,3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911" calcext:value-type="float">
            <text:p>3911</text:p>
          </table:table-cell>
          <table:table-cell/>
          <table:table-cell table:formula="of:=[.H103]+[.G104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076.66" calcext:value-type="currency">
            <text:p>$6 076,66</text:p>
          </table:table-cell>
          <table:table-cell table:style-name="ce41" table:formula="of:=[.A104]*budgetjour-[.O104]" office:value-type="currency" office:currency="USD" office:value="3811.34" calcext:value-type="currency">
            <text:p>$3 811,3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911" calcext:value-type="float">
            <text:p>3911</text:p>
          </table:table-cell>
          <table:table-cell/>
          <table:table-cell table:formula="of:=[.H104]+[.G105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076.66" calcext:value-type="currency">
            <text:p>$6 076,66</text:p>
          </table:table-cell>
          <table:table-cell table:style-name="ce41" table:formula="of:=[.A105]*budgetjour-[.O105]" office:value-type="currency" office:currency="USD" office:value="3907.34" calcext:value-type="currency">
            <text:p>$3 907,3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911" calcext:value-type="float">
            <text:p>3911</text:p>
          </table:table-cell>
          <table:table-cell/>
          <table:table-cell table:formula="of:=[.H105]+[.G106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076.66" calcext:value-type="currency">
            <text:p>$6 076,66</text:p>
          </table:table-cell>
          <table:table-cell table:style-name="ce41" table:formula="of:=[.A106]*budgetjour-[.O106]" office:value-type="currency" office:currency="USD" office:value="4003.34" calcext:value-type="currency">
            <text:p>$4 003,3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 style:data-style-name="N2" text:time-value="21:44:57.8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7T21:47:28.922000000</dc:date>
    <meta:editing-duration>P115DT1H22M56S</meta:editing-duration>
    <meta:editing-cycles>283</meta:editing-cycles>
    <meta:document-statistic meta:table-count="2" meta:cell-count="1456" meta:object-count="0"/>
  </office:meta>
</office:document-meta>
</file>